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95.56pt"/>
    </style:style>
    <style:style style:name="co5" style:family="table-column">
      <style:table-column-properties fo:break-before="auto" style:column-width="248.8pt"/>
    </style:style>
    <style:style style:name="co6" style:family="table-column">
      <style:table-column-properties fo:break-before="auto" style:column-width="137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cketPC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number-columns-repeated="6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BOM PocketPCR</text:p>
          </table:table-cell>
          <table:table-cell/>
          <table:table-cell office:value-type="string" calcext:value-type="string">
            <text:p>26. Nov 201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4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Order No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Price</text:p>
          </table:table-cell>
          <table:table-cell/>
          <table:table-cell office:value-type="string" calcext:value-type="string">
            <text:p>Stoc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3">
          <table:table-cell/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21G18B-A <text:s text:c="2"/>changed from SAML21</text:p>
          </table:table-cell>
          <table:table-cell office:value-type="string" calcext:value-type="string">
            <text:p>TQFP-48_7x7mm_Pitch0.5mm</text:p>
          </table:table-cell>
          <table:table-cell office:value-type="string" calcext:value-type="string">
            <text:p>556-ATSAMD21G18A-AUT</text:p>
            <text:p/>
          </table:table-cell>
          <table:table-cell office:value-type="float" office:value="3.16" calcext:value-type="float">
            <text:p>3.16</text:p>
          </table:table-cell>
          <table:table-cell table:formula="of:=[.G6]*[.C6]" office:value-type="float" office:value="3.16" calcext:value-type="float">
            <text:p>3.16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OLED_096_1_Flip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7]*[.C7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 Connector</text:p>
          </table:table-cell>
          <table:table-cell/>
          <table:table-cell office:value-type="string" calcext:value-type="string">
            <text:p>649-SFV30R-1STE1HLF</text:p>
          </table:table-cell>
          <table:table-cell office:value-type="float" office:value="0.85" calcext:value-type="float">
            <text:p>0.85</text:p>
          </table:table-cell>
          <table:table-cell table:formula="of:=[.G8]*[.C8]" office:value-type="float" office:value="0.85" calcext:value-type="float">
            <text:p>0.8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32.765</text:p>
          </table:table-cell>
          <table:table-cell office:value-type="string" calcext:value-type="string">
            <text:p>Crystal_SMD_3215-2pin_3.2x1.5mm</text:p>
          </table:table-cell>
          <table:table-cell office:value-type="string" calcext:value-type="string">
            <text:p>449-LFXTAL009678REEL</text:p>
          </table:table-cell>
          <table:table-cell office:value-type="float" office:value="0.398" calcext:value-type="float">
            <text:p>0.398</text:p>
          </table:table-cell>
          <table:table-cell table:formula="of:=[.G9]*[.C9]" office:value-type="float" office:value="0.398" calcext:value-type="float">
            <text:p>0.39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D2,LE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-0805</text:p>
          </table:table-cell>
          <table:table-cell table:number-columns-repeated="2"/>
          <table:table-cell table:formula="of:=[.G10]*[.C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595-TLV1117LV33DCYR</text:p>
          </table:table-cell>
          <table:table-cell office:value-type="float" office:value="0.547" calcext:value-type="float">
            <text:p>0.547</text:p>
          </table:table-cell>
          <table:table-cell table:formula="of:=[.G11]*[.C11]" office:value-type="float" office:value="0.547" calcext:value-type="float">
            <text:p>0.54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Amphenol_12401610E4-2A</text:p>
          </table:table-cell>
          <table:table-cell office:value-type="string" calcext:value-type="string">
            <text:p>523-12401610E4#2A</text:p>
          </table:table-cell>
          <table:table-cell office:value-type="float" office:value="1.94" calcext:value-type="float">
            <text:p>1.94</text:p>
          </table:table-cell>
          <table:table-cell table:formula="of:=[.G12]*[.C12]" office:value-type="float" office:value="1.94" calcext:value-type="float">
            <text:p>1.9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  <table:table-cell table:number-columns-repeated="2"/>
          <table:table-cell table:formula="of:=[.G13]*[.C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  <table:table-cell office:value-type="string" calcext:value-type="string">
            <text:p>858-EN11-HSB1AQ15</text:p>
          </table:table-cell>
          <table:table-cell office:value-type="float" office:value="1.71" calcext:value-type="float">
            <text:p>1.71</text:p>
          </table:table-cell>
          <table:table-cell table:formula="of:=[.G14]*[.C14]" office:value-type="float" office:value="1.71" calcext:value-type="float">
            <text:p>1.71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OSFET</text:p>
          </table:table-cell>
          <table:table-cell office:value-type="string" calcext:value-type="string">
            <text:p>NTR3C21NZT</text:p>
          </table:table-cell>
          <table:table-cell office:value-type="string" calcext:value-type="string">
            <text:p>DMG6968U-7</text:p>
          </table:table-cell>
        </table:table-row>
        <table:table-row table:style-name="ro1">
          <table:table-cell/>
          <table:table-cell office:value-type="string" calcext:value-type="string">
            <text:p>Q2,Q1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863-NTR3C21NZT1G</text:p>
          </table:table-cell>
          <table:table-cell office:value-type="float" office:value="0.264" calcext:value-type="float">
            <text:p>0.264</text:p>
          </table:table-cell>
          <table:table-cell table:formula="of:=[.G15]*[.C15]" office:value-type="float" office:value="0.792" calcext:value-type="float">
            <text:p>0.7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ufdruck</text:p>
          </table:table-cell>
          <table:table-cell office:value-type="string" calcext:value-type="string">
            <text:p>TR x</text:p>
          </table:table-cell>
          <table:table-cell office:value-type="string" calcext:value-type="string">
            <text:p>2N4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PinHeader_1x02_P2.54mm_Vertical</text:p>
          </table:table-cell>
          <table:table-cell table:number-columns-repeated="2"/>
          <table:table-cell table:formula="of:=[.G16]*[.C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35V</text:p>
          </table:table-cell>
          <table:table-cell office:value-type="string" calcext:value-type="string">
            <text:p>C_1206_3216Metric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G17]*[.C17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1206_3216Metric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18]*[.C18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4,C1,C12,C14,C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19]*[.C19]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6,C7,C8,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20]*[.C20]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G21]*[.C21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22]*[.C22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5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603-CC805KKX7R7BB225</text:p>
          </table:table-cell>
          <table:table-cell office:value-type="float" office:value="0.233" calcext:value-type="float">
            <text:p>0.233</text:p>
          </table:table-cell>
          <table:table-cell table:formula="of:=[.G23]*[.C23]" office:value-type="float" office:value="0.466" calcext:value-type="float">
            <text:p>0.4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G24]*[.C24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G25]*[.C25]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9,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G26]*[.C26]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G27]*[.C27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"/>
          <table:table-cell table:formula="of:=[.G28]*[.C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0.1%</text:p>
          </table:table-cell>
          <table:table-cell/>
          <table:table-cell office:value-type="string" calcext:value-type="string">
            <text:p>279-CPF0805B4K7E1</text:p>
          </table:table-cell>
          <table:table-cell office:value-type="float" office:value="0.149" calcext:value-type="float">
            <text:p>0.149</text:p>
          </table:table-cell>
          <table:table-cell table:formula="of:=[.G29]*[.C29]" office:value-type="float" office:value="0.149" calcext:value-type="float">
            <text:p>0.14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N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-Thermistoren 0402 10K OHM 0.5%</text:p>
          </table:table-cell>
          <table:table-cell/>
          <table:table-cell office:value-type="string" calcext:value-type="string">
            <text:p>810-NTCG103JX103DTDS</text:p>
          </table:table-cell>
          <table:table-cell office:value-type="float" office:value="0.18" calcext:value-type="float">
            <text:p>0.18</text:p>
          </table:table-cell>
          <table:table-cell table:formula="of:=[.G30]*[.C30]" office:value-type="float" office:value="0.18" calcext:value-type="float">
            <text:p>0.1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Heater PCB</text:p>
          </table:table-cell>
          <table:table-cell table:number-columns-repeated="2"/>
          <table:table-cell table:formula="of:=50/100" office:value-type="float" office:value="0.5" calcext:value-type="float">
            <text:p>0.5</text:p>
          </table:table-cell>
          <table:table-cell table:formula="of:=[.G32]*[.C32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PCR PCB</text:p>
          </table:table-cell>
          <table:table-cell table:number-columns-repeated="2"/>
          <table:table-cell table:formula="of:=33/40" office:value-type="float" office:value="0.825" calcext:value-type="float">
            <text:p>0.825</text:p>
          </table:table-cell>
          <table:table-cell table:formula="of:=[.G33]*[.C33]" office:value-type="float" office:value="0.825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 PCB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G34]*[.C34]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10mm</text:p>
          </table:table-cell>
          <table:table-cell/>
          <table:table-cell office:value-type="string" calcext:value-type="string">
            <text:p>VT DI 10MM</text:p>
          </table:table-cell>
          <table:table-cell table:formula="of:=0.13*1.1" office:value-type="float" office:value="0.143" calcext:value-type="float">
            <text:p>0.143</text:p>
          </table:table-cell>
          <table:table-cell table:formula="of:=[.G35]*[.C35]" office:value-type="float" office:value="0.286" calcext:value-type="float">
            <text:p>0.28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20mm</text:p>
          </table:table-cell>
          <table:table-cell/>
          <table:table-cell office:value-type="string" calcext:value-type="string">
            <text:p>VT DI 20MM</text:p>
          </table:table-cell>
          <table:table-cell table:formula="of:=0.27*1.1" office:value-type="float" office:value="0.297" calcext:value-type="float">
            <text:p>0.297</text:p>
          </table:table-cell>
          <table:table-cell table:formula="of:=[.G36]*[.C36]" office:value-type="float" office:value="0.594" calcext:value-type="float">
            <text:p>0.5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coder Cap</text:p>
          </table:table-cell>
          <table:table-cell office:value-type="string" calcext:value-type="string">
            <text:p>100Pcs Potentiometer Volume Control/ Switch Knobs Kits 6mm (1/4inch) Shaft</text:p>
          </table:table-cell>
          <table:table-cell/>
          <table:table-cell table:formula="of:=16.54/100" office:value-type="float" office:value="0.1654" calcext:value-type="float">
            <text:p>0.1654</text:p>
          </table:table-cell>
          <table:table-cell table:formula="of:=[.G38]*[.C38]" office:value-type="float" office:value="0.1654" calcext:value-type="float">
            <text:p>0.1654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10"/>
          <table:table-cell table:number-columns-repeated="4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Wire Dia: 0.4mm / Length: 5 mm</text:p>
            <text:p>Or Wire Dia: 0.3mm / Length: 10 mm</text:p>
          </table:table-cell>
          <table:table-cell table:formula="of:=2.79/10" office:value-type="float" office:value="0.279" calcext:value-type="float">
            <text:p>0.279</text:p>
          </table:table-cell>
          <table:table-cell table:formula="of:=[.G39]*[.C39]" office:value-type="float" office:value="0.279" calcext:value-type="float">
            <text:p>0.27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White Nylon Insulating Countersunk Flat Phillips head Screw M2.5 M3 M4</text:p>
          </table:table-cell>
          <table:table-cell office:value-type="string" calcext:value-type="string">
            <text:p>M3*6mm</text:p>
          </table:table-cell>
          <table:table-cell table:formula="of:=2.99/50" office:value-type="float" office:value="0.0598" calcext:value-type="float">
            <text:p>0.0598</text:p>
          </table:table-cell>
          <table:table-cell table:formula="of:=[.G40]*[.C40]" office:value-type="float" office:value="0.0598" calcext:value-type="float">
            <text:p>0.0598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25 BLACK Nylon Plastic M3 M4 M5 and M6 Thumbscrews Knurled + Slotted Thumb Screw</text:p>
          </table:table-cell>
          <table:table-cell office:value-type="string" calcext:value-type="string">
            <text:p>Screw Length: 25mm / M3</text:p>
          </table:table-cell>
          <table:table-cell table:formula="of:=5.67/25" office:value-type="float" office:value="0.2268" calcext:value-type="float">
            <text:p>0.2268</text:p>
          </table:table-cell>
          <table:table-cell table:formula="of:=[.G41]*[.C41]" office:value-type="float" office:value="0.2268" calcext:value-type="float">
            <text:p>0.2268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6 DIN 7985 Edelstahl Schwarz 100 Stk.</text:p>
          </table:table-cell>
          <table:table-cell/>
          <table:table-cell table:formula="of:=8.95*1.1/100" office:value-type="float" office:value="0.09845" calcext:value-type="float">
            <text:p>0.09845</text:p>
          </table:table-cell>
          <table:table-cell table:formula="of:=[.G42]*[.C42]" office:value-type="float" office:value="0.1969" calcext:value-type="float">
            <text:p>0.196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16 DIN 7985 Edelstahl Schwarz 100 Stk.</text:p>
          </table:table-cell>
          <table:table-cell/>
          <table:table-cell table:formula="of:=8.95*1.1/100" office:value-type="float" office:value="0.09845" calcext:value-type="float">
            <text:p>0.09845</text:p>
          </table:table-cell>
          <table:table-cell table:formula="of:=[.G43]*[.C43]" office:value-type="float" office:value="0.3938" calcext:value-type="float">
            <text:p>0.393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eets</text:p>
          </table:table-cell>
          <table:table-cell office:value-type="string" calcext:value-type="string">
            <text:p>MAKSEY Rubber Male Hole caps Silicone T type Plug Stopper 6.5mm 7mm 7.5mm 8mm 8.5m Plastic Round Test Tube end caps Gap Masking</text:p>
          </table:table-cell>
          <table:table-cell office:value-type="string" calcext:value-type="string">
            <text:p>Black + 2.7mm</text:p>
          </table:table-cell>
          <table:table-cell table:formula="of:=1/10" office:value-type="float" office:value="0.1" calcext:value-type="float">
            <text:p>0.1</text:p>
          </table:table-cell>
          <table:table-cell table:formula="of:=[.G44]*[.C44]" office:value-type="float" office:value="0.4" calcext:value-type="float">
            <text:p>0.4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DIY Reprap 3010 fan 30MM 30x30x10MM 12V 5V 2Pin DC Cooler Small Cooling Fan For 3D Pinter </text:p>
          </table:table-cell>
          <table:table-cell office:value-type="string" calcext:value-type="string">
            <text:p>5V 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[.G46]*[.C46]" office:value-type="float" office:value="0.65" calcext:value-type="float">
            <text:p>0.65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pHeater</text:p>
          </table:table-cell>
          <table:table-cell/>
          <table:table-cell office:value-type="string" calcext:value-type="string">
            <text:p>19.5mm</text:p>
          </table:table-cell>
          <table:table-cell office:value-type="float" office:value="2.5" calcext:value-type="float">
            <text:p>2.5</text:p>
          </table:table-cell>
          <table:table-cell table:formula="of:=[.G47]*[.C47]"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utel ESD</text:p>
          </table:table-cell>
          <table:table-cell office:value-type="string" calcext:value-type="string">
            <text:p>ESD PE-Abschirmbeutel, wiederverschließbar, 76 x 127 mm</text:p>
          </table:table-cell>
          <table:table-cell office:value-type="string" calcext:value-type="string">
            <text:p>ESD BEUTEL-S 127</text:p>
          </table:table-cell>
          <table:table-cell table:formula="of:=8.54*1.1/100" office:value-type="float" office:value="0.09394" calcext:value-type="float">
            <text:p>0.09394</text:p>
          </table:table-cell>
          <table:table-cell table:formula="of:=[.G49]*[.C49]" office:value-type="float" office:value="0.09394" calcext:value-type="float">
            <text:p>0.0939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4" table:formula="of:=SUM([.G6:.G48])" office:value-type="float" office:value="18.9739" calcext:value-type="float">
            <text:p>18.9739</text:p>
          </table:table-cell>
          <table:table-cell table:style-name="ce4" table:formula="of:=SUM([.H6:.H48])" office:value-type="float" office:value="21.3387" calcext:value-type="float">
            <text:p>21.338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SB C Cable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Lötpaste</text:p>
          </table:table-cell>
          <table:table-cell table:number-columns-repeated="11"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ocketPCR_2" table:style-name="ta1">
        <table:shapes>
          <draw:frame draw:z-index="0" draw:style-name="gr1" draw:text-style-name="P1" svg:width="453.8pt" svg:height="255.51pt" svg:x="221.92pt" svg:y="173.31pt">
            <draw:object draw:notify-on-update-of-ranges="RocketPCR_2.H6:RocketPCR_2.H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BOM PocketPC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/>
          <table:table-cell table:style-name="ce4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Order No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Price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21G18B-A <text:s text:c="2"/>changed from SAML21</text:p>
          </table:table-cell>
          <table:table-cell office:value-type="string" calcext:value-type="string">
            <text:p>TQFP-48_7x7mm_Pitch0.5mm</text:p>
          </table:table-cell>
          <table:table-cell office:value-type="string" calcext:value-type="string">
            <text:p>556-ATSAMD21G18A-AUT</text:p>
            <text:p/>
          </table:table-cell>
          <table:table-cell table:number-columns-repeated="2" office:value-type="float" office:value="3.16" calcext:value-type="float">
            <text:p>3.16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OLED_096_1_Flip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pHeater</text:p>
          </table:table-cell>
          <table:table-cell/>
          <table:table-cell office:value-type="string" calcext:value-type="string">
            <text:p>19.5mm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Amphenol_12401610E4-2A</text:p>
          </table:table-cell>
          <table:table-cell office:value-type="string" calcext:value-type="string">
            <text:p>523-12401610E4#2A</text:p>
          </table:table-cell>
          <table:table-cell table:number-columns-repeated="2" office:value-type="float" office:value="1.94" calcext:value-type="float">
            <text:p>1.94</text:p>
          </table:table-cell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  <table:table-cell office:value-type="string" calcext:value-type="string">
            <text:p>858-EN11-HSB1AQ15</text:p>
          </table:table-cell>
          <table:table-cell table:number-columns-repeated="2"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 Connector</text:p>
          </table:table-cell>
          <table:table-cell/>
          <table:table-cell office:value-type="string" calcext:value-type="string">
            <text:p>649-SFV30R-1STE1HLF</text:p>
          </table:table-cell>
          <table:table-cell table:number-columns-repeated="2"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P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PCR PCB</text:p>
          </table:table-cell>
          <table:table-cell table:number-columns-repeated="2"/>
          <table:table-cell table:number-columns-repeated="2" office:value-type="float" office:value="0.825" calcext:value-type="float">
            <text:p>0.825</text:p>
          </table:table-cell>
        </table:table-row>
        <table:table-row table:style-name="ro1">
          <table:table-cell/>
          <table:table-cell office:value-type="string" calcext:value-type="string">
            <text:p>Q2,Q1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863-NTR3C21NZT1G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DIY Reprap 3010 fan 30MM 30x30x10MM 12V 5V 2Pin DC Cooler Small Cooling Fan For 3D Pinter </text:p>
          </table:table-cell>
          <table:table-cell office:value-type="string" calcext:value-type="string">
            <text:p>5V </text:p>
          </table:table-cell>
          <table:table-cell table:number-columns-repeated="2"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20mm</text:p>
          </table:table-cell>
          <table:table-cell/>
          <table:table-cell office:value-type="string" calcext:value-type="string">
            <text:p>VT DI 20MM</text:p>
          </table:table-cell>
          <table:table-cell office:value-type="float" office:value="0.297" calcext:value-type="float">
            <text:p>0.297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595-TLV1117LV33DCYR</text:p>
          </table:table-cell>
          <table:table-cell table:number-columns-repeated="2" office:value-type="float" office:value="0.547" calcext:value-type="float">
            <text:p>0.547</text:p>
          </table:table-cell>
        </table:table-row>
        <table:table-row table:style-name="ro1">
          <table:table-cell/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Heater PCB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C15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603-CC805KKX7R7BB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eets</text:p>
          </table:table-cell>
          <table:table-cell office:value-type="string" calcext:value-type="string">
            <text:p>MAKSEY Rubber Male Hole caps Silicone T type Plug Stopper 6.5mm 7mm 7.5mm 8mm 8.5m Plastic Round Test Tube end caps Gap Masking</text:p>
          </table:table-cell>
          <table:table-cell office:value-type="string" calcext:value-type="string">
            <text:p>Black + 2.7mm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32.765</text:p>
          </table:table-cell>
          <table:table-cell office:value-type="string" calcext:value-type="string">
            <text:p>Crystal_SMD_3215-2pin_3.2x1.5mm</text:p>
          </table:table-cell>
          <table:table-cell office:value-type="string" calcext:value-type="string">
            <text:p>449-LFXTAL009678REEL</text:p>
          </table:table-cell>
          <table:table-cell table:number-columns-repeated="2" office:value-type="float" office:value="0.398" calcext:value-type="float">
            <text:p>0.39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16 DIN 7985 Edelstahl Schwarz 100 Stk.</text:p>
          </table:table-cell>
          <table:table-cell/>
          <table:table-cell office:value-type="float" office:value="0.09845" calcext:value-type="float">
            <text:p>0.09845</text:p>
          </table:table-cell>
          <table:table-cell office:value-type="float" office:value="0.3938" calcext:value-type="float">
            <text:p>0.3938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10mm</text:p>
          </table:table-cell>
          <table:table-cell/>
          <table:table-cell office:value-type="string" calcext:value-type="string">
            <text:p>VT DI 10MM</text:p>
          </table:table-cell>
          <table:table-cell office:value-type="float" office:value="0.143" calcext:value-type="float">
            <text:p>0.143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ring</text:p>
          </table:table-cell>
          <table:table-cell table:number-columns-repeated="2"/>
          <table:table-cell table:number-columns-repeated="2" office:value-type="float" office:value="0.279" calcext:value-type="float">
            <text:p>0.279</text:p>
          </table:table-cell>
        </table:table-row>
        <table:table-row table:style-name="ro1">
          <table:table-cell/>
          <table:table-cell office:value-type="string" calcext:value-type="string">
            <text:p>C4,C1,C12,C14,C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P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 PCB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25 BLACK Nylon Plastic M3 M4 M5 and M6 Thumbscrews Knurled + Slotted Thumb Screw</text:p>
          </table:table-cell>
          <table:table-cell office:value-type="string" calcext:value-type="string">
            <text:p>Screw Length: 25mm / M3</text:p>
          </table:table-cell>
          <table:table-cell table:number-columns-repeated="2" office:value-type="float" office:value="0.2268" calcext:value-type="float">
            <text:p>0.2268</text:p>
          </table:table-cell>
        </table:table-row>
        <table:table-row table:style-name="ro1">
          <table:table-cell/>
          <table:table-cell office:value-type="string" calcext:value-type="string">
            <text:p>C6,C7,C8,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6 DIN 7985 Edelstahl Schwarz 100 Stk.</text:p>
          </table:table-cell>
          <table:table-cell/>
          <table:table-cell office:value-type="float" office:value="0.09845" calcext:value-type="float">
            <text:p>0.09845</text:p>
          </table:table-cell>
          <table:table-cell office:value-type="float" office:value="0.1969" calcext:value-type="float">
            <text:p>0.196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TC-Thermistoren 0402 10K OHM 0.5%</text:p>
          </table:table-cell>
          <table:table-cell/>
          <table:table-cell office:value-type="string" calcext:value-type="string">
            <text:p>810-NTCG103JX103DTDS</text:p>
          </table:table-cell>
          <table:table-cell table:number-columns-repeated="2" office:value-type="float" office:value="0.18" calcext:value-type="float">
            <text:p>0.18</text:p>
          </table:table-cell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der Cap</text:p>
          </table:table-cell>
          <table:table-cell office:value-type="string" calcext:value-type="string">
            <text:p>100Pcs Potentiometer Volume Control/ Switch Knobs Kits 6mm (1/4inch) Shaft</text:p>
          </table:table-cell>
          <table:table-cell/>
          <table:table-cell table:number-columns-repeated="2" office:value-type="float" office:value="0.1654" calcext:value-type="float">
            <text:p>0.1654</text:p>
          </table:table-cell>
        </table:table-row>
        <table:table-row table:style-name="ro1">
          <table:table-cell table:style-name="Default"/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0.1%</text:p>
          </table:table-cell>
          <table:table-cell/>
          <table:table-cell office:value-type="string" calcext:value-type="string">
            <text:p>279-CPF0805B4K7E1</text:p>
          </table:table-cell>
          <table:table-cell table:number-columns-repeated="2" office:value-type="float" office:value="0.149" calcext:value-type="float">
            <text:p>0.149</text:p>
          </table:table-cell>
        </table:table-row>
        <table:table-row table:style-name="ro1">
          <table:table-cell/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35V</text:p>
          </table:table-cell>
          <table:table-cell office:value-type="string" calcext:value-type="string">
            <text:p>C_1206_3216Metric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1206_3216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White Nylon Insulating Countersunk Flat Phillips head Screw M2.5 M3 M4</text:p>
          </table:table-cell>
          <table:table-cell office:value-type="string" calcext:value-type="string">
            <text:p>M3*6mm</text:p>
          </table:table-cell>
          <table:table-cell table:number-columns-repeated="2" office:value-type="float" office:value="0.0598" calcext:value-type="float">
            <text:p>0.0598</text:p>
          </table:table-cell>
        </table:table-row>
        <table:table-row table:style-name="ro1">
          <table:table-cell/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R9,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2012Metric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_2012Metric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PinHeader_1x02_P2.54mm_Vertical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ED2,LE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-080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float" office:value="18.9739" calcext:value-type="float">
            <text:p>18.9739</text:p>
          </table:table-cell>
          <table:table-cell office:value-type="float" office:value="21.3387" calcext:value-type="float">
            <text:p>21.338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12.3/[.H49]" office:value-type="float" office:value="0.576417494973921" calcext:value-type="float">
            <text:p>0.576417494973921</text:p>
          </table:table-cell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RocketPCR_2.B6:RocketPCR_2.H47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7:35:16.23311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4T17:50:24.082550913</dc:date>
    <meta:editing-duration>PT5H4M32S</meta:editing-duration>
    <meta:editing-cycles>23</meta:editing-cycles>
    <meta:generator>LibreOffice/6.0.7.3$Linux_X86_64 LibreOffice_project/00m0$Build-3</meta:generator>
    <meta:document-statistic meta:table-count="2" meta:cell-count="5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15cm" xlink:href=".." xlink:type="simple" chart:class="chart:bar" chart:style-name="ch1">
        <chart:legend chart:legend-position="end" svg:x="13.747cm" svg:y="4.208cm" style:legend-expansion="high" chart:style-name="ch2"/>
        <chart:plot-area chart:style-name="ch3" table:cell-range-address="RocketPCR_2.H6:RocketPCR_2.H44" svg:x="0.32cm" svg:y="0.18cm" svg:width="13.107cm" svg:height="8.655cm">
          <chartooo:coordinate-region svg:x="1.047cm" svg:y="0.38cm" svg:width="12.38cm" svg:height="7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cketPCR_2.H6:RocketPCR_2.H44" chart:class="chart:ba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6">
                <text:p>3.16</text:p>
                <draw:g>
                  <svg:desc>RocketPCR_2.H6:RocketPCR_2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38">
                <text:p>0.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8">
                <text:p>0.2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9">
                <text:p>0.1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